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9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1014" table:default-cell-style-name="ce2"/>
        <table:table-column table:style-name="co5" table:number-columns-repeated="7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style-name="ce1" office:value-type="string">
            <text:p>Code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b</text:p>
          </table:table-cell>
          <table:table-cell office:value-type="string">
            <text:p>Abkhaz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a</text:p>
          </table:table-cell>
          <table:table-cell office:value-type="string">
            <text:p>Afa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f</text:p>
          </table:table-cell>
          <table:table-cell office:value-type="string">
            <text:p>Afrikaan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k</text:p>
          </table:table-cell>
          <table:table-cell office:value-type="string">
            <text:p>Ak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q</text:p>
          </table:table-cell>
          <table:table-cell office:value-type="string">
            <text:p>Alba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m</text:p>
          </table:table-cell>
          <table:table-cell office:value-type="string">
            <text:p>Amhar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r</text:p>
          </table:table-cell>
          <table:table-cell office:value-type="string">
            <text:p>Arab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n</text:p>
          </table:table-cell>
          <table:table-cell office:value-type="string">
            <text:p>Aragones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y</text:p>
          </table:table-cell>
          <table:table-cell office:value-type="string">
            <text:p>Arme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</text:p>
          </table:table-cell>
          <table:table-cell office:value-type="string">
            <text:p>Assames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v</text:p>
          </table:table-cell>
          <table:table-cell office:value-type="string">
            <text:p>Avar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e</text:p>
          </table:table-cell>
          <table:table-cell office:value-type="string">
            <text:p>Avest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y</text:p>
          </table:table-cell>
          <table:table-cell office:value-type="string">
            <text:p>Aymar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z</text:p>
          </table:table-cell>
          <table:table-cell office:value-type="string">
            <text:p>Azerbaijan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m</text:p>
          </table:table-cell>
          <table:table-cell office:value-type="string">
            <text:p>Bambar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a</text:p>
          </table:table-cell>
          <table:table-cell office:value-type="string">
            <text:p>Bashki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u</text:p>
          </table:table-cell>
          <table:table-cell office:value-type="string">
            <text:p>Basq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</text:p>
          </table:table-cell>
          <table:table-cell office:value-type="string">
            <text:p>Belarus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n</text:p>
          </table:table-cell>
          <table:table-cell office:value-type="string">
            <text:p>Bengal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i</text:p>
          </table:table-cell>
          <table:table-cell office:value-type="string">
            <text:p>Bislam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s</text:p>
          </table:table-cell>
          <table:table-cell office:value-type="string">
            <text:p>Bosn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r</text:p>
          </table:table-cell>
          <table:table-cell office:value-type="string">
            <text:p>Breto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g</text:p>
          </table:table-cell>
          <table:table-cell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y</text:p>
          </table:table-cell>
          <table:table-cell office:value-type="string">
            <text:p>Burme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</text:p>
          </table:table-cell>
          <table:table-cell office:value-type="string">
            <text:p>Chamorro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heche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y</text:p>
          </table:table-cell>
          <table:table-cell office:value-type="string">
            <text:p>Chichew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zh</text:p>
          </table:table-cell>
          <table:table-cell office:value-type="string">
            <text:p>Chines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v</text:p>
          </table:table-cell>
          <table:table-cell office:value-type="string">
            <text:p>Chuva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w</text:p>
          </table:table-cell>
          <table:table-cell office:value-type="string">
            <text:p>Corn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</text:p>
          </table:table-cell>
          <table:table-cell office:value-type="string">
            <text:p>Corsic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r</text:p>
          </table:table-cell>
          <table:table-cell office:value-type="string">
            <text:p>Cre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r</text:p>
          </table:table-cell>
          <table:table-cell office:value-type="string">
            <text:p>Croat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</text:p>
          </table:table-cell>
          <table:table-cell office:value-type="string">
            <text:p>Danis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v</text:p>
          </table:table-cell>
          <table:table-cell office:value-type="string">
            <text:p>Diveh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z</text:p>
          </table:table-cell>
          <table:table-cell office:value-type="string">
            <text:p>Dzongkh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o</text:p>
          </table:table-cell>
          <table:table-cell office:value-type="string">
            <text:p>Esperanto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t</text:p>
          </table:table-cell>
          <table:table-cell office:value-type="string">
            <text:p>Eston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e</text:p>
          </table:table-cell>
          <table:table-cell office:value-type="string">
            <text:p>Ew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o</text:p>
          </table:table-cell>
          <table:table-cell office:value-type="string">
            <text:p>Faroes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j</text:p>
          </table:table-cell>
          <table:table-cell office:value-type="string">
            <text:p>Fij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i</text:p>
          </table:table-cell>
          <table:table-cell office:value-type="string">
            <text:p>Finn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f</text:p>
          </table:table-cell>
          <table:table-cell office:value-type="string">
            <text:p>Fula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l</text:p>
          </table:table-cell>
          <table:table-cell office:value-type="string">
            <text:p>Galic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</text:p>
          </table:table-cell>
          <table:table-cell office:value-type="string">
            <text:p>Gree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n</text:p>
          </table:table-cell>
          <table:table-cell office:value-type="string">
            <text:p>Guaran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u</text:p>
          </table:table-cell>
          <table:table-cell office:value-type="string">
            <text:p>Gujarat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t</text:p>
          </table:table-cell>
          <table:table-cell office:value-type="string">
            <text:p>Hait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</text:p>
          </table:table-cell>
          <table:table-cell office:value-type="string">
            <text:p>Haus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</text:p>
          </table:table-cell>
          <table:table-cell office:value-type="string">
            <text:p>Hebrew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z</text:p>
          </table:table-cell>
          <table:table-cell office:value-type="string">
            <text:p>Herer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i</text:p>
          </table:table-cell>
          <table:table-cell office:value-type="string">
            <text:p>Hind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o</text:p>
          </table:table-cell>
          <table:table-cell office:value-type="string">
            <text:p>Hiri Mot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u</text:p>
          </table:table-cell>
          <table:table-cell office:value-type="string">
            <text:p>Hungar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a</text:p>
          </table:table-cell>
          <table:table-cell office:value-type="string">
            <text:p>Interlingu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dones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e</text:p>
          </table:table-cell>
          <table:table-cell office:value-type="string">
            <text:p>Interlingu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a</text:p>
          </table:table-cell>
          <table:table-cell office:value-type="string">
            <text:p>Iris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g</text:p>
          </table:table-cell>
          <table:table-cell office:value-type="string">
            <text:p>Igbo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k</text:p>
          </table:table-cell>
          <table:table-cell office:value-type="string">
            <text:p>Inupiaq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o</text:p>
          </table:table-cell>
          <table:table-cell office:value-type="string">
            <text:p>Id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s</text:p>
          </table:table-cell>
          <table:table-cell office:value-type="string">
            <text:p>Iceland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u</text:p>
          </table:table-cell>
          <table:table-cell office:value-type="string">
            <text:p>Inuktitu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panes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v</text:p>
          </table:table-cell>
          <table:table-cell office:value-type="string">
            <text:p>Javanes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l</text:p>
          </table:table-cell>
          <table:table-cell office:value-type="string">
            <text:p>Kalaallisu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n</text:p>
          </table:table-cell>
          <table:table-cell office:value-type="string">
            <text:p>Kannad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r</text:p>
          </table:table-cell>
          <table:table-cell office:value-type="string">
            <text:p>Kanur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s</text:p>
          </table:table-cell>
          <table:table-cell office:value-type="string">
            <text:p>Kashmir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k</text:p>
          </table:table-cell>
          <table:table-cell office:value-type="string">
            <text:p>Kazak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m</text:p>
          </table:table-cell>
          <table:table-cell office:value-type="string">
            <text:p>Central Khm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i</text:p>
          </table:table-cell>
          <table:table-cell office:value-type="string">
            <text:p>Kikuy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w</text:p>
          </table:table-cell>
          <table:table-cell office:value-type="string">
            <text:p>Kinyarwand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y</text:p>
          </table:table-cell>
          <table:table-cell office:value-type="string">
            <text:p>Kirghiz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v</text:p>
          </table:table-cell>
          <table:table-cell office:value-type="string">
            <text:p>Kom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g</text:p>
          </table:table-cell>
          <table:table-cell office:value-type="string">
            <text:p>Kongo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o</text:p>
          </table:table-cell>
          <table:table-cell office:value-type="string">
            <text:p>Kore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u</text:p>
          </table:table-cell>
          <table:table-cell office:value-type="string">
            <text:p>Kurdis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j</text:p>
          </table:table-cell>
          <table:table-cell office:value-type="string">
            <text:p>Kuanyam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</text:p>
          </table:table-cell>
          <table:table-cell office:value-type="string">
            <text:p>Lati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b</text:p>
          </table:table-cell>
          <table:table-cell office:value-type="string">
            <text:p>Luxembourgis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g</text:p>
          </table:table-cell>
          <table:table-cell office:value-type="string">
            <text:p>Gand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imburg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n</text:p>
          </table:table-cell>
          <table:table-cell office:value-type="string">
            <text:p>Lingal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</text:p>
          </table:table-cell>
          <table:table-cell office:value-type="string">
            <text:p>Lao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t</text:p>
          </table:table-cell>
          <table:table-cell office:value-type="string">
            <text:p>Lithuan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u</text:p>
          </table:table-cell>
          <table:table-cell office:value-type="string">
            <text:p>Luba-Katang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v</text:p>
          </table:table-cell>
          <table:table-cell office:value-type="string">
            <text:p>Latv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v</text:p>
          </table:table-cell>
          <table:table-cell office:value-type="string">
            <text:p>Manx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k</text:p>
          </table:table-cell>
          <table:table-cell office:value-type="string">
            <text:p>Macedo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g</text:p>
          </table:table-cell>
          <table:table-cell office:value-type="string">
            <text:p>Malagas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s</text:p>
          </table:table-cell>
          <table:table-cell office:value-type="string">
            <text:p>Mala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l</text:p>
          </table:table-cell>
          <table:table-cell office:value-type="string">
            <text:p>Malayala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t</text:p>
          </table:table-cell>
          <table:table-cell office:value-type="string">
            <text:p>Malte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i</text:p>
          </table:table-cell>
          <table:table-cell office:value-type="string">
            <text:p>Maor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r</text:p>
          </table:table-cell>
          <table:table-cell office:value-type="string">
            <text:p>Marath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h</text:p>
          </table:table-cell>
          <table:table-cell office:value-type="string">
            <text:p>Marshalles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n</text:p>
          </table:table-cell>
          <table:table-cell office:value-type="string">
            <text:p>Mongol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a</text:p>
          </table:table-cell>
          <table:table-cell office:value-type="string">
            <text:p>Naur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v</text:p>
          </table:table-cell>
          <table:table-cell office:value-type="string">
            <text:p>Navajo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d</text:p>
          </table:table-cell>
          <table:table-cell office:value-type="string">
            <text:p>North Ndebe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pal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g</text:p>
          </table:table-cell>
          <table:table-cell office:value-type="string">
            <text:p>Ndong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b</text:p>
          </table:table-cell>
          <table:table-cell office:value-type="string">
            <text:p>Norwegian Bokmå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n</text:p>
          </table:table-cell>
          <table:table-cell office:value-type="string">
            <text:p>Norwegian Nynors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o</text:p>
          </table:table-cell>
          <table:table-cell office:value-type="string">
            <text:p>Norwegi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i</text:p>
          </table:table-cell>
          <table:table-cell office:value-type="string">
            <text:p>Sichuan Y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r</text:p>
          </table:table-cell>
          <table:table-cell office:value-type="string">
            <text:p>South Ndebe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c</text:p>
          </table:table-cell>
          <table:table-cell office:value-type="string">
            <text:p>Occit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j</text:p>
          </table:table-cell>
          <table:table-cell office:value-type="string">
            <text:p>Ojibw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u</text:p>
          </table:table-cell>
          <table:table-cell office:value-type="string">
            <text:p>Church Slav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m</text:p>
          </table:table-cell>
          <table:table-cell office:value-type="string">
            <text:p>Orom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r</text:p>
          </table:table-cell>
          <table:table-cell office:value-type="string">
            <text:p>Oriy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s</text:p>
          </table:table-cell>
          <table:table-cell office:value-type="string">
            <text:p>Osset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</text:p>
          </table:table-cell>
          <table:table-cell office:value-type="string">
            <text:p>Punjab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i</text:p>
          </table:table-cell>
          <table:table-cell office:value-type="string">
            <text:p>Pal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</text:p>
          </table:table-cell>
          <table:table-cell office:value-type="string">
            <text:p>Pers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s</text:p>
          </table:table-cell>
          <table:table-cell office:value-type="string">
            <text:p>Pasht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qu</text:p>
          </table:table-cell>
          <table:table-cell office:value-type="string">
            <text:p>Quechu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m</text:p>
          </table:table-cell>
          <table:table-cell office:value-type="string">
            <text:p>Roman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n</text:p>
          </table:table-cell>
          <table:table-cell office:value-type="string">
            <text:p>Rund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o</text:p>
          </table:table-cell>
          <table:table-cell office:value-type="string">
            <text:p>Roma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</text:p>
          </table:table-cell>
          <table:table-cell office:value-type="string">
            <text:p>Sanskri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c</text:p>
          </table:table-cell>
          <table:table-cell office:value-type="string">
            <text:p>Sardi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d</text:p>
          </table:table-cell>
          <table:table-cell office:value-type="string">
            <text:p>Sindh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e</text:p>
          </table:table-cell>
          <table:table-cell office:value-type="string">
            <text:p>Northern Sam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m</text:p>
          </table:table-cell>
          <table:table-cell office:value-type="string">
            <text:p>Samo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g</text:p>
          </table:table-cell>
          <table:table-cell office:value-type="string">
            <text:p>Sang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r</text:p>
          </table:table-cell>
          <table:table-cell office:value-type="string">
            <text:p>Serb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d</text:p>
          </table:table-cell>
          <table:table-cell office:value-type="string">
            <text:p>Gael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n</text:p>
          </table:table-cell>
          <table:table-cell office:value-type="string">
            <text:p>Sho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</text:p>
          </table:table-cell>
          <table:table-cell office:value-type="string">
            <text:p>Sinhal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k</text:p>
          </table:table-cell>
          <table:table-cell office:value-type="string">
            <text:p>Slova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l</text:p>
          </table:table-cell>
          <table:table-cell office:value-type="string">
            <text:p>Slove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o</text:p>
          </table:table-cell>
          <table:table-cell office:value-type="string">
            <text:p>Somal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</text:p>
          </table:table-cell>
          <table:table-cell office:value-type="string">
            <text:p>Southern Soth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</text:p>
          </table:table-cell>
          <table:table-cell office:value-type="string">
            <text:p>Sundane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</text:p>
          </table:table-cell>
          <table:table-cell office:value-type="string">
            <text:p>Swahil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s</text:p>
          </table:table-cell>
          <table:table-cell office:value-type="string">
            <text:p>Swat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v</text:p>
          </table:table-cell>
          <table:table-cell office:value-type="string">
            <text:p>Swed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a</text:p>
          </table:table-cell>
          <table:table-cell office:value-type="string">
            <text:p>Tami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e</text:p>
          </table:table-cell>
          <table:table-cell office:value-type="string">
            <text:p>Telug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g</text:p>
          </table:table-cell>
          <table:table-cell office:value-type="string">
            <text:p>Taji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h</text:p>
          </table:table-cell>
          <table:table-cell office:value-type="string">
            <text:p>Tha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</text:p>
          </table:table-cell>
          <table:table-cell office:value-type="string">
            <text:p>Tigriny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</text:p>
          </table:table-cell>
          <table:table-cell office:value-type="string">
            <text:p>Tibet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k</text:p>
          </table:table-cell>
          <table:table-cell office:value-type="string">
            <text:p>Turkm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l</text:p>
          </table:table-cell>
          <table:table-cell office:value-type="string">
            <text:p>Tagalo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n</text:p>
          </table:table-cell>
          <table:table-cell office:value-type="string">
            <text:p>Tswa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s</text:p>
          </table:table-cell>
          <table:table-cell office:value-type="string">
            <text:p>Tsong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t</text:p>
          </table:table-cell>
          <table:table-cell office:value-type="string">
            <text:p>Tat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w</text:p>
          </table:table-cell>
          <table:table-cell office:value-type="string">
            <text:p>Tw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</text:p>
          </table:table-cell>
          <table:table-cell office:value-type="string">
            <text:p>Tahit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g</text:p>
          </table:table-cell>
          <table:table-cell office:value-type="string">
            <text:p>Uighu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k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r</text:p>
          </table:table-cell>
          <table:table-cell office:value-type="string">
            <text:p>Urd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z</text:p>
          </table:table-cell>
          <table:table-cell office:value-type="string">
            <text:p>Uzbe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</text:p>
          </table:table-cell>
          <table:table-cell office:value-type="string">
            <text:p>Vend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</text:p>
          </table:table-cell>
          <table:table-cell office:value-type="string">
            <text:p>Vietname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</text:p>
          </table:table-cell>
          <table:table-cell office:value-type="string">
            <text:p>Volapü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a</text:p>
          </table:table-cell>
          <table:table-cell office:value-type="string">
            <text:p>Wallo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y</text:p>
          </table:table-cell>
          <table:table-cell office:value-type="string">
            <text:p>Wel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o</text:p>
          </table:table-cell>
          <table:table-cell office:value-type="string">
            <text:p>Wolof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y</text:p>
          </table:table-cell>
          <table:table-cell office:value-type="string">
            <text:p>Western Fris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h</text:p>
          </table:table-cell>
          <table:table-cell office:value-type="string">
            <text:p>Xhos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i</text:p>
          </table:table-cell>
          <table:table-cell office:value-type="string">
            <text:p>Yidd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o</text:p>
          </table:table-cell>
          <table:table-cell office:value-type="string">
            <text:p>Yorub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a</text:p>
          </table:table-cell>
          <table:table-cell office:value-type="string">
            <text:p>Zhua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u</text:p>
          </table:table-cell>
          <table:table-cell office:value-type="string">
            <text:p>Zulu</text:p>
          </table:table-cell>
          <table:table-cell table:number-columns-repeated="1021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10/28/2021</text:date>, <text:time>22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3:00:30.19</meta:creation-date>
    <dc:date>2021-10-28T22:20:22.95</dc:date>
    <meta:editing-duration>PT38M32S</meta:editing-duration>
    <meta:editing-cycles>9</meta:editing-cycles>
    <meta:generator>OpenOffice/4.1.7$Win32 OpenOffice.org_project/417m1$Build-9800</meta:generator>
    <meta:document-statistic meta:table-count="3" meta:cell-count="369" meta:object-count="0"/>
  </office:meta>
</office:document-meta>
</file>